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_full_co" table:style-name="ta1">
        <table:shapes>
          <draw:frame draw:z-index="0" draw:style-name="gr1" draw:text-style-name="P1" svg:width="36.08cm" svg:height="21.063cm" svg:x="7.211cm" svg:y="4.33cm">
            <draw:object draw:notify-on-update-of-ranges="full_full_co.B3:full_full_co.B5 full_full_co.C1:full_full_co.C2 full_full_co.C3:full_full_co.C5 full_full_co.D1:full_full_co.D2 full_full_co.D3:full_full_co.D5 full_full_co.E1:full_full_co.E2 full_full_co.E3:full_full_co.E5 full_full_co.F1:full_full_co.F2 full_full_co.F3:full_full_co.F5 full_full_co.G1:full_full_co.G2 full_full_co.G3:full_full_co.G5 full_full_co.H1:full_full_co.H2 full_full_co.H3:full_full_co.H5 full_full_co.I1:full_full_co.I2 full_full_co.I3:full_full_co.I5 full_full_co.J1:full_full_co.J2 full_full_co.J3:full_full_co.J5 full_full_co.K1:full_full_co.K2 full_full_co.K3:full_full_co.K5 full_full_co.L1:full_full_co.L2 full_full_co.L3:full_full_co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425" calcext:value-type="float">
            <text:p>0.39425</text:p>
          </table:table-cell>
          <table:table-cell office:value-type="float" office:value="0.39759" calcext:value-type="float">
            <text:p>0.39759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4" calcext:value-type="float">
            <text:p>0.571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487" calcext:value-type="float">
            <text:p>0.61487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664" calcext:value-type="float">
            <text:p>0.64664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40057" calcext:value-type="float">
            <text:p>0.40057</text:p>
          </table:table-cell>
          <table:table-cell office:value-type="float" office:value="0.39493" calcext:value-type="float">
            <text:p>0.39493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161" calcext:value-type="float">
            <text:p>0.57161</text:p>
          </table:table-cell>
          <table:table-cell office:value-type="float" office:value="0.57274" calcext:value-type="float">
            <text:p>0.57274</text:p>
          </table:table-cell>
        </table:table-row>
      </table:table>
      <table:table table:name="full_full_single" table:style-name="ta1">
        <table:shapes>
          <draw:frame draw:z-index="0" draw:style-name="gr1" draw:text-style-name="P1" svg:width="36.575cm" svg:height="20.399cm" svg:x="6.356cm" svg:y="4.62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2237" calcext:value-type="float">
            <text:p>0.6223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9" calcext:value-type="float">
            <text:p>0.64239</text:p>
          </table:table-cell>
          <table:table-cell office:value-type="float" office:value="0.63485" calcext:value-type="float">
            <text:p>0.63485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7153" calcext:value-type="float">
            <text:p>0.7153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2081" calcext:value-type="float">
            <text:p>0.62081</text:p>
          </table:table-cell>
          <table:table-cell table:number-columns-repeated="2" office:value-type="float" office:value="0.62087" calcext:value-type="float">
            <text:p>0.6208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499" calcext:value-type="float">
            <text:p>0.64499</text:p>
          </table:table-cell>
          <table:table-cell office:value-type="float" office:value="0.63637" calcext:value-type="float">
            <text:p>0.63637</text:p>
          </table:table-cell>
        </table:table-row>
      </table:table>
      <table:table table:name="15s_full_co" table:style-name="ta1">
        <table:shapes>
          <draw:frame draw:z-index="0" draw:style-name="gr1" draw:text-style-name="P1" svg:width="36.575cm" svg:height="20.399cm" svg:x="6.356cm" svg:y="4.622cm">
            <draw:object draw:notify-on-update-of-ranges="15s_full_co.B3:15s_full_co.B5 15s_full_co.C1:15s_full_co.C2 15s_full_co.C3:15s_full_co.C5 15s_full_co.D1:15s_full_co.D2 15s_full_co.D3:15s_full_co.D5 15s_full_co.E1:15s_full_co.E2 15s_full_co.E3:15s_full_co.E5 15s_full_co.F1:15s_full_co.F2 15s_full_co.F3:15s_full_co.F5 15s_full_co.G1:15s_full_co.G2 15s_full_co.G3:15s_full_co.G5 15s_full_co.H1:15s_full_co.H2 15s_full_co.H3:15s_full_co.H5 15s_full_co.I1:15s_full_co.I2 15s_full_co.I3:15s_full_co.I5 15s_full_co.J1:15s_full_co.J2 15s_full_co.J3:15s_full_co.J5 15s_full_co.K1:15s_full_co.K2 15s_full_co.K3:15s_full_co.K5 15s_full_co.L1:15s_full_co.L2 15s_full_co.L3:15s_full_co.L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1023" calcext:value-type="float">
            <text:p>0.41023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4"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59852" calcext:value-type="float">
            <text:p>0.59852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60097" calcext:value-type="float">
            <text:p>0.60097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41085" calcext:value-type="float">
            <text:p>0.41085</text:p>
          </table:table-cell>
          <table:table-cell table:number-columns-repeated="2" office:value-type="float" office:value="0.41098" calcext:value-type="float">
            <text:p>0.41098</text:p>
          </table:table-cell>
          <table:table-cell office:value-type="float" office:value="0.43154" calcext:value-type="float">
            <text:p>0.43154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60077" calcext:value-type="float">
            <text:p>0.60077</text:p>
          </table:table-cell>
          <table:table-cell table:number-columns-repeated="2" office:value-type="float" office:value="0.60097" calcext:value-type="float">
            <text:p>0.60097</text:p>
          </table:table-cell>
          <table:table-cell office:value-type="float" office:value="0.60058" calcext:value-type="float">
            <text:p>0.60058</text:p>
          </table:table-cell>
          <table:table-cell office:value-type="float" office:value="0.60097" calcext:value-type="float">
            <text:p>0.60097</text:p>
          </table:table-cell>
        </table:table-row>
      </table:table>
      <table:table table:name="15s_full_single" table:style-name="ta1">
        <table:shapes>
          <draw:frame draw:z-index="0" draw:style-name="gr1" draw:text-style-name="P1" svg:width="36.575cm" svg:height="20.399cm" svg:x="6.356cm" svg:y="4.622cm">
            <draw:object draw:notify-on-update-of-ranges="15s_full_single.B3:15s_full_single.B5 15s_full_single.C1:15s_full_single.C2 15s_full_single.C3:15s_full_single.C5 15s_full_single.D1:15s_full_single.D2 15s_full_single.D3:15s_full_single.D5 15s_full_single.E1:15s_full_single.E2 15s_full_single.E3:15s_full_single.E5 15s_full_single.F1:15s_full_single.F2 15s_full_single.F3:15s_full_single.F5 15s_full_single.G1:15s_full_single.G2 15s_full_single.G3:15s_full_single.G5 15s_full_single.H1:15s_full_single.H2 15s_full_single.H3:15s_full_single.H5 15s_full_single.I1:15s_full_single.I2 15s_full_single.I3:15s_full_single.I5 15s_full_single.J1:15s_full_single.J2 15s_full_single.J3:15s_full_single.J5 15s_full_single.K1:15s_full_single.K2 15s_full_single.K3:15s_full_single.K5 15s_full_single.L1:15s_full_single.L2 15s_full_single.L3:15s_full_single.L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056" calcext:value-type="float">
            <text:p>0.63056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3882" calcext:value-type="float">
            <text:p>0.63882</text:p>
          </table:table-cell>
          <table:table-cell office:value-type="float" office:value="0.62102" calcext:value-type="float">
            <text:p>0.6210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63174" calcext:value-type="float">
            <text:p>0.63174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3721" calcext:value-type="float">
            <text:p>0.63721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63178" calcext:value-type="float">
            <text:p>0.63178</text:p>
          </table:table-cell>
          <table:table-cell table:number-columns-repeated="2" office:value-type="float" office:value="0.63174" calcext:value-type="float">
            <text:p>0.63174</text:p>
          </table:table-cell>
          <table:table-cell office:value-type="float" office:value="0.63451" calcext:value-type="float">
            <text:p>0.63451</text:p>
          </table:table-cell>
          <table:table-cell office:value-type="float" office:value="0.61742" calcext:value-type="float">
            <text:p>0.61742</text:p>
          </table:table-cell>
          <table:table-cell office:value-type="float" office:value="0.63953" calcext:value-type="float">
            <text:p>0.63953</text:p>
          </table:table-cell>
          <table:table-cell table:number-columns-repeated="2" office:value-type="float" office:value="0.63955" calcext:value-type="float">
            <text:p>0.63955</text:p>
          </table:table-cell>
          <table:table-cell office:value-type="float" office:value="0.64035" calcext:value-type="float">
            <text:p>0.64035</text:p>
          </table:table-cell>
          <table:table-cell office:value-type="float" office:value="0.62568" calcext:value-type="float">
            <text:p>0.62568</text:p>
          </table:table-cell>
        </table:table-row>
      </table:table>
      <table:table table:name="full_half_co" table:style-name="ta1">
        <table:shapes>
          <draw:frame draw:z-index="0" draw:style-name="gr1" draw:text-style-name="P1" svg:width="36.08cm" svg:height="21.063cm" svg:x="7.211cm" svg:y="4.33cm">
            <draw:object draw:notify-on-update-of-ranges="full_half_co.B3:full_half_co.B5 full_half_co.C1:full_half_co.C2 full_half_co.C3:full_half_co.C5 full_half_co.D1:full_half_co.D2 full_half_co.D3:full_half_co.D5 full_half_co.E1:full_half_co.E2 full_half_co.E3:full_half_co.E5 full_half_co.F1:full_half_co.F2 full_half_co.F3:full_half_co.F5 full_half_co.G1:full_half_co.G2 full_half_co.G3:full_half_co.G5 full_half_co.H1:full_half_co.H2 full_half_co.H3:full_half_co.H5 full_half_co.I1:full_half_co.I2 full_half_co.I3:full_half_co.I5 full_half_co.J1:full_half_co.J2 full_half_co.J3:full_half_co.J5 full_half_co.K1:full_half_co.K2 full_half_co.K3:full_half_co.K5 full_half_co.L1:full_half_co.L2 full_half_co.L3:full_half_co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207" calcext:value-type="float">
            <text:p>0.39207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7237" calcext:value-type="float">
            <text:p>0.57237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61606" calcext:value-type="float">
            <text:p>0.61606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57274" calcext:value-type="float">
            <text:p>0.57274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39984" calcext:value-type="float">
            <text:p>0.39984</text:p>
          </table:table-cell>
          <table:table-cell office:value-type="float" office:value="0.39048" calcext:value-type="float">
            <text:p>0.39048</text:p>
          </table:table-cell>
          <table:table-cell office:value-type="float" office:value="0.57249" calcext:value-type="float">
            <text:p>0.57249</text:p>
          </table:table-cell>
          <table:table-cell table:number-columns-repeated="2" office:value-type="float" office:value="0.57274" calcext:value-type="float">
            <text:p>0.57274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57274" calcext:value-type="float">
            <text:p>0.57274</text:p>
          </table:table-cell>
        </table:table-row>
      </table:table>
      <table:table table:name="full_half_single" table:style-name="ta1">
        <table:shapes>
          <draw:frame draw:z-index="0" draw:style-name="gr1" draw:text-style-name="P1" svg:width="36.575cm" svg:height="20.399cm" svg:x="6.356cm" svg:y="4.6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Threshold = 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Threshold = 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/>
          <table:table-cell office:value-type="string" calcext:value-type="string">
            <text:p>Accuracy Eye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61828" calcext:value-type="float">
            <text:p>0.61828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562" calcext:value-type="float">
            <text:p>0.63562</text:p>
          </table:table-cell>
        </table:table-row>
        <table:table-row table:style-name="ro1">
          <table:table-cell/>
          <table:table-cell office:value-type="string" calcext:value-type="string">
            <text:p>Accuracy Log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71721" calcext:value-type="float">
            <text:p>0.71721</text:p>
          </table:table-cell>
          <table:table-cell office:value-type="float" office:value="0.62087" calcext:value-type="float">
            <text:p>0.62087</text:p>
          </table:table-cell>
          <table:table-cell office:value-type="float" office:value="0.64684" calcext:value-type="float">
            <text:p>0.64684</text:p>
          </table:table-cell>
          <table:table-cell table:number-columns-repeated="2" office:value-type="float" office:value="0.64683" calcext:value-type="float">
            <text:p>0.64683</text:p>
          </table:table-cell>
          <table:table-cell office:value-type="float" office:value="0.78856" calcext:value-type="float">
            <text:p>0.78856</text:p>
          </table:table-cell>
          <table:table-cell office:value-type="float" office:value="0.64683" calcext:value-type="float">
            <text:p>0.64683</text:p>
          </table:table-cell>
        </table:table-row>
        <table:table-row table:style-name="ro1">
          <table:table-cell/>
          <table:table-cell office:value-type="string" calcext:value-type="string">
            <text:p>Accuracy Both</text:p>
          </table:table-cell>
          <table:table-cell table:number-columns-repeated="3" office:value-type="float" office:value="0.62087" calcext:value-type="float">
            <text:p>0.62087</text:p>
          </table:table-cell>
          <table:table-cell office:value-type="float" office:value="0.61457" calcext:value-type="float">
            <text:p>0.61457</text:p>
          </table:table-cell>
          <table:table-cell office:value-type="float" office:value="0.59851" calcext:value-type="float">
            <text:p>0.59851</text:p>
          </table:table-cell>
          <table:table-cell office:value-type="float" office:value="0.64684" calcext:value-type="float">
            <text:p>0.64684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64683" calcext:value-type="float">
            <text:p>0.64683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96" calcext:value-type="float">
            <text:p>0.63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-00-00</text:date>, <text:time style:data-style-name="N2" text:time-value="02:03:22.326959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9:10:59.258748472</meta:creation-date>
    <dc:date>2020-11-16T02:47:36.625660018</dc:date>
    <meta:editing-duration>PT35M27S</meta:editing-duration>
    <meta:editing-cycles>14</meta:editing-cycles>
    <meta:generator>LibreOffice/7.0.2.2$Linux_X86_64 LibreOffice_project/00$Build-2</meta:generator>
    <meta:document-statistic meta:table-count="6" meta:cell-count="27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52cm" svg:y="0.556cm" chart:style-name="ch2">
          <text:p>Accuracies for Frustration x Boredom, Full eye and Full log</text:p>
        </chart:title>
        <chart:legend chart:legend-position="end" svg:x="28.502cm" svg:y="6.258cm" style:legend-expansion="high" chart:style-name="ch3"/>
        <chart:plot-area chart:style-name="ch4" table:cell-range-address="full_full_co.B1:full_full_co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full_co.B3:full_full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full_co.C3:full_full_co.C5" chart:label-cell-address="full_full_co.C1:full_full_co.C2" chart:class="chart:bar">
            <chart:data-point/>
            <chart:data-point chart:style-name="ch9"/>
            <chart:data-point/>
          </chart:series>
          <chart:series chart:style-name="ch10" chart:values-cell-range-address="full_full_co.D3:full_full_co.D5" chart:label-cell-address="full_full_co.D1:full_full_co.D2" chart:class="chart:bar">
            <chart:data-point chart:repeated="3"/>
          </chart:series>
          <chart:series chart:style-name="ch11" chart:values-cell-range-address="full_full_co.E3:full_full_co.E5" chart:label-cell-address="full_full_co.E1:full_full_co.E2" chart:class="chart:bar">
            <chart:data-point chart:repeated="3"/>
          </chart:series>
          <chart:series chart:style-name="ch12" chart:values-cell-range-address="full_full_co.F3:full_full_co.F5" chart:label-cell-address="full_full_co.F1:full_full_co.F2" chart:class="chart:bar">
            <chart:data-point chart:repeated="3"/>
          </chart:series>
          <chart:series chart:style-name="ch13" chart:values-cell-range-address="full_full_co.G3:full_full_co.G5" chart:label-cell-address="full_full_co.G1:full_full_co.G2" chart:class="chart:bar">
            <chart:data-point chart:repeated="3"/>
          </chart:series>
          <chart:series chart:style-name="ch14" chart:values-cell-range-address="full_full_co.H3:full_full_co.H5" chart:label-cell-address="full_full_co.H1:full_full_co.H2" chart:class="chart:bar">
            <chart:data-point chart:repeated="3"/>
          </chart:series>
          <chart:series chart:style-name="ch15" chart:values-cell-range-address="full_full_co.I3:full_full_co.I5" chart:label-cell-address="full_full_co.I1:full_full_co.I2" chart:class="chart:bar">
            <chart:data-point chart:repeated="3"/>
          </chart:series>
          <chart:series chart:style-name="ch16" chart:values-cell-range-address="full_full_co.J3:full_full_co.J5" chart:label-cell-address="full_full_co.J1:full_full_co.J2" chart:class="chart:bar">
            <chart:data-point chart:repeated="3"/>
          </chart:series>
          <chart:series chart:style-name="ch17" chart:values-cell-range-address="full_full_co.K3:full_full_co.K5" chart:label-cell-address="full_full_co.K1:full_full_co.K2" chart:class="chart:bar">
            <chart:data-point chart:repeated="3"/>
          </chart:series>
          <chart:series chart:style-name="ch18" chart:values-cell-range-address="full_full_co.L3:full_full_co.L5" chart:label-cell-address="full_full_co.L1:full_full_co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full_co.C1:full_full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.D1:full_full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.E1:full_full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.F1:full_full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.G1:full_full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full_co.H1:full_full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full_co.I1:full_full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full_co.J1:full_full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full_co.K1:full_full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full_co.L1:full_full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full_co.B3:full_full_co.B5</svg:desc>
                </draw:g>
              </table:table-cell>
              <table:table-cell office:value-type="float" office:value="0.39033">
                <text:p>0.39033</text:p>
                <draw:g>
                  <svg:desc>full_full_co.C3:full_full_co.C5</svg:desc>
                </draw:g>
              </table:table-cell>
              <table:table-cell office:value-type="float" office:value="0.402">
                <text:p>0.402</text:p>
                <draw:g>
                  <svg:desc>full_full_co.D3:full_full_co.D5</svg:desc>
                </draw:g>
              </table:table-cell>
              <table:table-cell office:value-type="float" office:value="0.39048">
                <text:p>0.39048</text:p>
                <draw:g>
                  <svg:desc>full_full_co.E3:full_full_co.E5</svg:desc>
                </draw:g>
              </table:table-cell>
              <table:table-cell office:value-type="float" office:value="0.39425">
                <text:p>0.39425</text:p>
                <draw:g>
                  <svg:desc>full_full_co.F3:full_full_co.F5</svg:desc>
                </draw:g>
              </table:table-cell>
              <table:table-cell office:value-type="float" office:value="0.39759">
                <text:p>0.39759</text:p>
                <draw:g>
                  <svg:desc>full_full_co.G3:full_full_co.G5</svg:desc>
                </draw:g>
              </table:table-cell>
              <table:table-cell office:value-type="float" office:value="0.57249">
                <text:p>0.57249</text:p>
                <draw:g>
                  <svg:desc>full_full_co.H3:full_full_co.H5</svg:desc>
                </draw:g>
              </table:table-cell>
              <table:table-cell office:value-type="float" office:value="0.57274">
                <text:p>0.57274</text:p>
                <draw:g>
                  <svg:desc>full_full_co.I3:full_full_co.I5</svg:desc>
                </draw:g>
              </table:table-cell>
              <table:table-cell office:value-type="float" office:value="0.57274">
                <text:p>0.57274</text:p>
                <draw:g>
                  <svg:desc>full_full_co.J3:full_full_co.J5</svg:desc>
                </draw:g>
              </table:table-cell>
              <table:table-cell office:value-type="float" office:value="0.57164">
                <text:p>0.57164</text:p>
                <draw:g>
                  <svg:desc>full_full_co.K3:full_full_co.K5</svg:desc>
                </draw:g>
              </table:table-cell>
              <table:table-cell office:value-type="float" office:value="0.57274">
                <text:p>0.57274</text:p>
                <draw:g>
                  <svg:desc>full_full_co.L3:full_full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487">
                <text:p>0.61487</text:p>
              </table:table-cell>
              <table:table-cell office:value-type="float" office:value="0.3942">
                <text:p>0.3942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664">
                <text:p>0.64664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40057">
                <text:p>0.40057</text:p>
              </table:table-cell>
              <table:table-cell office:value-type="float" office:value="0.39493">
                <text:p>0.39493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7161">
                <text:p>0.57161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" xlink:type="simple" chart:class="chart:bar" chart:style-name="ch1">
        <chart:title svg:x="11.136cm" svg:y="0.543cm" chart:style-name="ch2">
          <text:p>Accuracies for Curiosity, full eye and full log</text:p>
        </chart:title>
        <chart:legend chart:legend-position="end" svg:x="28.997cm" svg:y="5.926cm" style:legend-expansion="high" chart:style-name="ch3"/>
        <chart:plot-area chart:style-name="ch4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series chart:style-name="ch14" chart:values-cell-range-address="local-table.$H$2:.$H$4" chart:label-cell-address="local-table.$H$1" chart:class="chart:bar">
            <chart:data-point chart:repeated="3"/>
          </chart:series>
          <chart:series chart:style-name="ch15" chart:values-cell-range-address="local-table.$I$2:.$I$4" chart:label-cell-address="local-table.$I$1" chart:class="chart:bar">
            <chart:data-point chart:repeated="3"/>
          </chart:series>
          <chart:series chart:style-name="ch16" chart:values-cell-range-address="local-table.$J$2:.$J$4" chart:label-cell-address="local-table.$J$1" chart:class="chart:bar">
            <chart:data-point chart:repeated="3"/>
          </chart:series>
          <chart:series chart:style-name="ch17" chart:values-cell-range-address="local-table.$K$2:.$K$4" chart:label-cell-address="local-table.$K$1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2237">
                <text:p>0.62237</text:p>
              </table:table-cell>
              <table:table-cell office:value-type="float" office:value="0.6045">
                <text:p>0.6045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64239">
                <text:p>0.64239</text:p>
              </table:table-cell>
              <table:table-cell office:value-type="float" office:value="0.63485">
                <text:p>0.63485</text:p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8.861cm" svg:y="0.543cm" chart:style-name="ch2">
          <text:p>Accuracies for Frustration x Boredom, 15s eye and full log</text:p>
        </chart:title>
        <chart:legend chart:legend-position="end" svg:x="28.997cm" svg:y="5.926cm" style:legend-expansion="high" chart:style-name="ch3"/>
        <chart:plot-area chart:style-name="ch4" table:cell-range-address="15s_full_co.B1:15s_full_co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15s_full_co.B3:15s_full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5s_full_co.C3:15s_full_co.C5" chart:label-cell-address="15s_full_co.C1:15s_full_co.C2" chart:class="chart:bar">
            <chart:data-point chart:repeated="3"/>
          </chart:series>
          <chart:series chart:style-name="ch9" chart:values-cell-range-address="15s_full_co.D3:15s_full_co.D5" chart:label-cell-address="15s_full_co.D1:15s_full_co.D2" chart:class="chart:bar">
            <chart:data-point chart:repeated="3"/>
          </chart:series>
          <chart:series chart:style-name="ch10" chart:values-cell-range-address="15s_full_co.E3:15s_full_co.E5" chart:label-cell-address="15s_full_co.E1:15s_full_co.E2" chart:class="chart:bar">
            <chart:data-point chart:repeated="3"/>
          </chart:series>
          <chart:series chart:style-name="ch11" chart:values-cell-range-address="15s_full_co.F3:15s_full_co.F5" chart:label-cell-address="15s_full_co.F1:15s_full_co.F2" chart:class="chart:bar">
            <chart:data-point chart:repeated="3"/>
          </chart:series>
          <chart:series chart:style-name="ch12" chart:values-cell-range-address="15s_full_co.G3:15s_full_co.G5" chart:label-cell-address="15s_full_co.G1:15s_full_co.G2" chart:class="chart:bar">
            <chart:data-point chart:repeated="3"/>
          </chart:series>
          <chart:series chart:style-name="ch13" chart:values-cell-range-address="15s_full_co.H3:15s_full_co.H5" chart:label-cell-address="15s_full_co.H1:15s_full_co.H2" chart:class="chart:bar">
            <chart:data-point chart:repeated="3"/>
          </chart:series>
          <chart:series chart:style-name="ch14" chart:values-cell-range-address="15s_full_co.I3:15s_full_co.I5" chart:label-cell-address="15s_full_co.I1:15s_full_co.I2" chart:class="chart:bar">
            <chart:data-point chart:repeated="3"/>
          </chart:series>
          <chart:series chart:style-name="ch15" chart:values-cell-range-address="15s_full_co.J3:15s_full_co.J5" chart:label-cell-address="15s_full_co.J1:15s_full_co.J2" chart:class="chart:bar">
            <chart:data-point chart:repeated="3"/>
          </chart:series>
          <chart:series chart:style-name="ch16" chart:values-cell-range-address="15s_full_co.K3:15s_full_co.K5" chart:label-cell-address="15s_full_co.K1:15s_full_co.K2" chart:class="chart:bar">
            <chart:data-point chart:repeated="3"/>
          </chart:series>
          <chart:series chart:style-name="ch17" chart:values-cell-range-address="15s_full_co.L3:15s_full_co.L5" chart:label-cell-address="15s_full_co.L1:15s_full_co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15s_full_co.C1:15s_full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co.D1:15s_full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co.E1:15s_full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co.F1:15s_full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co.G1:15s_full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15s_full_co.H1:15s_full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co.I1:15s_full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co.J1:15s_full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co.K1:15s_full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co.L1:15s_full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15s_full_co.B3:15s_full_co.B5</svg:desc>
                </draw:g>
              </table:table-cell>
              <table:table-cell office:value-type="float" office:value="0.41085">
                <text:p>0.41085</text:p>
                <draw:g>
                  <svg:desc>15s_full_co.C3:15s_full_co.C5</svg:desc>
                </draw:g>
              </table:table-cell>
              <table:table-cell office:value-type="float" office:value="0.41098">
                <text:p>0.41098</text:p>
                <draw:g>
                  <svg:desc>15s_full_co.D3:15s_full_co.D5</svg:desc>
                </draw:g>
              </table:table-cell>
              <table:table-cell office:value-type="float" office:value="0.41098">
                <text:p>0.41098</text:p>
                <draw:g>
                  <svg:desc>15s_full_co.E3:15s_full_co.E5</svg:desc>
                </draw:g>
              </table:table-cell>
              <table:table-cell office:value-type="float" office:value="0.41023">
                <text:p>0.41023</text:p>
                <draw:g>
                  <svg:desc>15s_full_co.F3:15s_full_co.F5</svg:desc>
                </draw:g>
              </table:table-cell>
              <table:table-cell office:value-type="float" office:value="0.41098">
                <text:p>0.41098</text:p>
                <draw:g>
                  <svg:desc>15s_full_co.G3:15s_full_co.G5</svg:desc>
                </draw:g>
              </table:table-cell>
              <table:table-cell office:value-type="float" office:value="0.60077">
                <text:p>0.60077</text:p>
                <draw:g>
                  <svg:desc>15s_full_co.H3:15s_full_co.H5</svg:desc>
                </draw:g>
              </table:table-cell>
              <table:table-cell office:value-type="float" office:value="0.60097">
                <text:p>0.60097</text:p>
                <draw:g>
                  <svg:desc>15s_full_co.I3:15s_full_co.I5</svg:desc>
                </draw:g>
              </table:table-cell>
              <table:table-cell office:value-type="float" office:value="0.60097">
                <text:p>0.60097</text:p>
                <draw:g>
                  <svg:desc>15s_full_co.J3:15s_full_co.J5</svg:desc>
                </draw:g>
              </table:table-cell>
              <table:table-cell office:value-type="float" office:value="0.60097">
                <text:p>0.60097</text:p>
                <draw:g>
                  <svg:desc>15s_full_co.K3:15s_full_co.K5</svg:desc>
                </draw:g>
              </table:table-cell>
              <table:table-cell office:value-type="float" office:value="0.60097">
                <text:p>0.60097</text:p>
                <draw:g>
                  <svg:desc>15s_full_co.L3:15s_full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59852">
                <text:p>0.59852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4897">
                <text:p>0.64897</text:p>
              </table:table-cell>
              <table:table-cell office:value-type="float" office:value="0.60097">
                <text:p>0.60097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41085">
                <text:p>0.41085</text:p>
              </table:table-cell>
              <table:table-cell office:value-type="float" office:value="0.41098">
                <text:p>0.41098</text:p>
              </table:table-cell>
              <table:table-cell office:value-type="float" office:value="0.41098">
                <text:p>0.41098</text:p>
              </table:table-cell>
              <table:table-cell office:value-type="float" office:value="0.43154">
                <text:p>0.43154</text:p>
              </table:table-cell>
              <table:table-cell office:value-type="float" office:value="0.41098">
                <text:p>0.41098</text:p>
              </table:table-cell>
              <table:table-cell office:value-type="float" office:value="0.60077">
                <text:p>0.60077</text:p>
              </table:table-cell>
              <table:table-cell office:value-type="float" office:value="0.60097">
                <text:p>0.60097</text:p>
              </table:table-cell>
              <table:table-cell office:value-type="float" office:value="0.60097">
                <text:p>0.60097</text:p>
              </table:table-cell>
              <table:table-cell office:value-type="float" office:value="0.60058">
                <text:p>0.60058</text:p>
              </table:table-cell>
              <table:table-cell office:value-type="float" office:value="0.60097">
                <text:p>0.60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." xlink:type="simple" chart:class="chart:bar" chart:style-name="ch1">
        <chart:title svg:x="11.017cm" svg:y="0.543cm" chart:style-name="ch2">
          <text:p>Accuracies for Curiosity, 15s eye and full log</text:p>
        </chart:title>
        <chart:legend chart:legend-position="end" svg:x="28.997cm" svg:y="5.926cm" style:legend-expansion="high" chart:style-name="ch3"/>
        <chart:plot-area chart:style-name="ch4" table:cell-range-address="15s_full_single.B1:15s_full_single.L5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15s_full_single.B3:15s_full_sing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5s_full_single.C3:15s_full_single.C5" chart:label-cell-address="15s_full_single.C1:15s_full_single.C2" chart:class="chart:bar">
            <chart:data-point chart:repeated="3"/>
          </chart:series>
          <chart:series chart:style-name="ch9" chart:values-cell-range-address="15s_full_single.D3:15s_full_single.D5" chart:label-cell-address="15s_full_single.D1:15s_full_single.D2" chart:class="chart:bar">
            <chart:data-point chart:repeated="3"/>
          </chart:series>
          <chart:series chart:style-name="ch10" chart:values-cell-range-address="15s_full_single.E3:15s_full_single.E5" chart:label-cell-address="15s_full_single.E1:15s_full_single.E2" chart:class="chart:bar">
            <chart:data-point chart:repeated="3"/>
          </chart:series>
          <chart:series chart:style-name="ch11" chart:values-cell-range-address="15s_full_single.F3:15s_full_single.F5" chart:label-cell-address="15s_full_single.F1:15s_full_single.F2" chart:class="chart:bar">
            <chart:data-point chart:repeated="3"/>
          </chart:series>
          <chart:series chart:style-name="ch12" chart:values-cell-range-address="15s_full_single.G3:15s_full_single.G5" chart:label-cell-address="15s_full_single.G1:15s_full_single.G2" chart:class="chart:bar">
            <chart:data-point chart:repeated="3"/>
          </chart:series>
          <chart:series chart:style-name="ch13" chart:values-cell-range-address="15s_full_single.H3:15s_full_single.H5" chart:label-cell-address="15s_full_single.H1:15s_full_single.H2" chart:class="chart:bar">
            <chart:data-point chart:repeated="3"/>
          </chart:series>
          <chart:series chart:style-name="ch14" chart:values-cell-range-address="15s_full_single.I3:15s_full_single.I5" chart:label-cell-address="15s_full_single.I1:15s_full_single.I2" chart:class="chart:bar">
            <chart:data-point chart:repeated="3"/>
          </chart:series>
          <chart:series chart:style-name="ch15" chart:values-cell-range-address="15s_full_single.J3:15s_full_single.J5" chart:label-cell-address="15s_full_single.J1:15s_full_single.J2" chart:class="chart:bar">
            <chart:data-point chart:repeated="3"/>
          </chart:series>
          <chart:series chart:style-name="ch16" chart:values-cell-range-address="15s_full_single.K3:15s_full_single.K5" chart:label-cell-address="15s_full_single.K1:15s_full_single.K2" chart:class="chart:bar">
            <chart:data-point chart:repeated="3"/>
          </chart:series>
          <chart:series chart:style-name="ch17" chart:values-cell-range-address="15s_full_single.L3:15s_full_single.L5" chart:label-cell-address="15s_full_single.L1:15s_full_sing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15s_full_single.C1:15s_full_single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single.D1:15s_full_single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single.E1:15s_full_single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single.F1:15s_full_single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single.G1:15s_full_single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15s_full_single.H1:15s_full_single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15s_full_single.I1:15s_full_single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15s_full_single.J1:15s_full_single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15s_full_single.K1:15s_full_single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15s_full_single.L1:15s_full_sing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15s_full_single.B3:15s_full_single.B5</svg:desc>
                </draw:g>
              </table:table-cell>
              <table:table-cell office:value-type="float" office:value="0.63178">
                <text:p>0.63178</text:p>
                <draw:g>
                  <svg:desc>15s_full_single.C3:15s_full_single.C5</svg:desc>
                </draw:g>
              </table:table-cell>
              <table:table-cell office:value-type="float" office:value="0.63174">
                <text:p>0.63174</text:p>
                <draw:g>
                  <svg:desc>15s_full_single.D3:15s_full_single.D5</svg:desc>
                </draw:g>
              </table:table-cell>
              <table:table-cell office:value-type="float" office:value="0.63174">
                <text:p>0.63174</text:p>
                <draw:g>
                  <svg:desc>15s_full_single.E3:15s_full_single.E5</svg:desc>
                </draw:g>
              </table:table-cell>
              <table:table-cell office:value-type="float" office:value="0.63056">
                <text:p>0.63056</text:p>
                <draw:g>
                  <svg:desc>15s_full_single.F3:15s_full_single.F5</svg:desc>
                </draw:g>
              </table:table-cell>
              <table:table-cell office:value-type="float" office:value="0.6136">
                <text:p>0.6136</text:p>
                <draw:g>
                  <svg:desc>15s_full_single.G3:15s_full_single.G5</svg:desc>
                </draw:g>
              </table:table-cell>
              <table:table-cell office:value-type="float" office:value="0.63953">
                <text:p>0.63953</text:p>
                <draw:g>
                  <svg:desc>15s_full_single.H3:15s_full_single.H5</svg:desc>
                </draw:g>
              </table:table-cell>
              <table:table-cell office:value-type="float" office:value="0.63955">
                <text:p>0.63955</text:p>
                <draw:g>
                  <svg:desc>15s_full_single.I3:15s_full_single.I5</svg:desc>
                </draw:g>
              </table:table-cell>
              <table:table-cell office:value-type="float" office:value="0.63955">
                <text:p>0.63955</text:p>
                <draw:g>
                  <svg:desc>15s_full_single.J3:15s_full_single.J5</svg:desc>
                </draw:g>
              </table:table-cell>
              <table:table-cell office:value-type="float" office:value="0.63882">
                <text:p>0.63882</text:p>
                <draw:g>
                  <svg:desc>15s_full_single.K3:15s_full_single.K5</svg:desc>
                </draw:g>
              </table:table-cell>
              <table:table-cell office:value-type="float" office:value="0.62102">
                <text:p>0.62102</text:p>
                <draw:g>
                  <svg:desc>15s_full_single.L3:15s_full_single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72949">
                <text:p>0.72949</text:p>
              </table:table-cell>
              <table:table-cell office:value-type="float" office:value="0.63174">
                <text:p>0.63174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7814">
                <text:p>0.7814</text:p>
              </table:table-cell>
              <table:table-cell office:value-type="float" office:value="0.63721">
                <text:p>0.63721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3178">
                <text:p>0.63178</text:p>
              </table:table-cell>
              <table:table-cell office:value-type="float" office:value="0.63174">
                <text:p>0.63174</text:p>
              </table:table-cell>
              <table:table-cell office:value-type="float" office:value="0.63174">
                <text:p>0.63174</text:p>
              </table:table-cell>
              <table:table-cell office:value-type="float" office:value="0.63451">
                <text:p>0.63451</text:p>
              </table:table-cell>
              <table:table-cell office:value-type="float" office:value="0.61742">
                <text:p>0.61742</text:p>
              </table:table-cell>
              <table:table-cell office:value-type="float" office:value="0.63953">
                <text:p>0.63953</text:p>
              </table:table-cell>
              <table:table-cell office:value-type="float" office:value="0.63955">
                <text:p>0.63955</text:p>
              </table:table-cell>
              <table:table-cell office:value-type="float" office:value="0.63955">
                <text:p>0.63955</text:p>
              </table:table-cell>
              <table:table-cell office:value-type="float" office:value="0.64035">
                <text:p>0.64035</text:p>
              </table:table-cell>
              <table:table-cell office:value-type="float" office:value="0.62568">
                <text:p>0.62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81cm" svg:height="21.064cm" xlink:href=".." xlink:type="simple" chart:class="chart:bar" chart:style-name="ch1">
        <chart:title svg:x="8.454cm" svg:y="0.556cm" chart:style-name="ch2">
          <text:p>Accuracies for Frustration x Boredom, Full eye and Half log</text:p>
        </chart:title>
        <chart:legend chart:legend-position="end" svg:x="28.502cm" svg:y="6.258cm" style:legend-expansion="high" chart:style-name="ch3"/>
        <chart:plot-area chart:style-name="ch4" table:cell-range-address="full_half_co.B1:full_half_co.L5" chart:data-source-has-labels="both" svg:x="0.721cm" svg:y="2.196cm" svg:width="27.06cm" svg:height="18.447cm">
          <chart:coordinate-region svg:x="1.713cm" svg:y="2.488cm" svg:width="26.068cm" svg:height="17.323cm"/>
          <chart:axis chart:dimension="x" chart:name="primary-x" chart:style-name="ch5" chartooo:axis-type="auto">
            <chartooo:date-scale/>
            <chart:categories table:cell-range-address="full_half_co.B3:full_half_co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ull_half_co.C3:full_half_co.C5" chart:label-cell-address="full_half_co.C1:full_half_co.C2" chart:class="chart:bar">
            <chart:data-point/>
            <chart:data-point chart:style-name="ch9"/>
            <chart:data-point/>
          </chart:series>
          <chart:series chart:style-name="ch10" chart:values-cell-range-address="full_half_co.D3:full_half_co.D5" chart:label-cell-address="full_half_co.D1:full_half_co.D2" chart:class="chart:bar">
            <chart:data-point chart:repeated="3"/>
          </chart:series>
          <chart:series chart:style-name="ch11" chart:values-cell-range-address="full_half_co.E3:full_half_co.E5" chart:label-cell-address="full_half_co.E1:full_half_co.E2" chart:class="chart:bar">
            <chart:data-point chart:repeated="3"/>
          </chart:series>
          <chart:series chart:style-name="ch12" chart:values-cell-range-address="full_half_co.F3:full_half_co.F5" chart:label-cell-address="full_half_co.F1:full_half_co.F2" chart:class="chart:bar">
            <chart:data-point chart:repeated="3"/>
          </chart:series>
          <chart:series chart:style-name="ch13" chart:values-cell-range-address="full_half_co.G3:full_half_co.G5" chart:label-cell-address="full_half_co.G1:full_half_co.G2" chart:class="chart:bar">
            <chart:data-point chart:repeated="3"/>
          </chart:series>
          <chart:series chart:style-name="ch14" chart:values-cell-range-address="full_half_co.H3:full_half_co.H5" chart:label-cell-address="full_half_co.H1:full_half_co.H2" chart:class="chart:bar">
            <chart:data-point chart:repeated="3"/>
          </chart:series>
          <chart:series chart:style-name="ch15" chart:values-cell-range-address="full_half_co.I3:full_half_co.I5" chart:label-cell-address="full_half_co.I1:full_half_co.I2" chart:class="chart:bar">
            <chart:data-point chart:repeated="3"/>
          </chart:series>
          <chart:series chart:style-name="ch16" chart:values-cell-range-address="full_half_co.J3:full_half_co.J5" chart:label-cell-address="full_half_co.J1:full_half_co.J2" chart:class="chart:bar">
            <chart:data-point chart:repeated="3"/>
          </chart:series>
          <chart:series chart:style-name="ch17" chart:values-cell-range-address="full_half_co.K3:full_half_co.K5" chart:label-cell-address="full_half_co.K1:full_half_co.K2" chart:class="chart:bar">
            <chart:data-point chart:repeated="3"/>
          </chart:series>
          <chart:series chart:style-name="ch18" chart:values-cell-range-address="full_half_co.L3:full_half_co.L5" chart:label-cell-address="full_half_co.L1:full_half_co.L2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  <draw:g>
                  <svg:desc>full_half_co.C1:full_half_co.C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half_co.D1:full_half_co.D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half_co.E1:full_half_co.E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half_co.F1:full_half_co.F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half_co.G1:full_half_co.G2</svg:desc>
                </draw:g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  <draw:g>
                  <svg:desc>full_half_co.H1:full_half_co.H2</svg:desc>
                </draw:g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  <draw:g>
                  <svg:desc>full_half_co.I1:full_half_co.I2</svg:desc>
                </draw:g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  <draw:g>
                  <svg:desc>full_half_co.J1:full_half_co.J2</svg:desc>
                </draw:g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  <draw:g>
                  <svg:desc>full_half_co.K1:full_half_co.K2</svg:desc>
                </draw:g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  <draw:g>
                  <svg:desc>full_half_co.L1:full_half_c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  <draw:g>
                  <svg:desc>full_half_co.B3:full_half_co.B5</svg:desc>
                </draw:g>
              </table:table-cell>
              <table:table-cell office:value-type="float" office:value="0.39033">
                <text:p>0.39033</text:p>
                <draw:g>
                  <svg:desc>full_half_co.C3:full_half_co.C5</svg:desc>
                </draw:g>
              </table:table-cell>
              <table:table-cell office:value-type="float" office:value="0.402">
                <text:p>0.402</text:p>
                <draw:g>
                  <svg:desc>full_half_co.D3:full_half_co.D5</svg:desc>
                </draw:g>
              </table:table-cell>
              <table:table-cell office:value-type="float" office:value="0.39048">
                <text:p>0.39048</text:p>
                <draw:g>
                  <svg:desc>full_half_co.E3:full_half_co.E5</svg:desc>
                </draw:g>
              </table:table-cell>
              <table:table-cell office:value-type="float" office:value="0.39207">
                <text:p>0.39207</text:p>
                <draw:g>
                  <svg:desc>full_half_co.F3:full_half_co.F5</svg:desc>
                </draw:g>
              </table:table-cell>
              <table:table-cell office:value-type="float" office:value="0.39048">
                <text:p>0.39048</text:p>
                <draw:g>
                  <svg:desc>full_half_co.G3:full_half_co.G5</svg:desc>
                </draw:g>
              </table:table-cell>
              <table:table-cell office:value-type="float" office:value="0.57249">
                <text:p>0.57249</text:p>
                <draw:g>
                  <svg:desc>full_half_co.H3:full_half_co.H5</svg:desc>
                </draw:g>
              </table:table-cell>
              <table:table-cell office:value-type="float" office:value="0.57274">
                <text:p>0.57274</text:p>
                <draw:g>
                  <svg:desc>full_half_co.I3:full_half_co.I5</svg:desc>
                </draw:g>
              </table:table-cell>
              <table:table-cell office:value-type="float" office:value="0.57274">
                <text:p>0.57274</text:p>
                <draw:g>
                  <svg:desc>full_half_co.J3:full_half_co.J5</svg:desc>
                </draw:g>
              </table:table-cell>
              <table:table-cell office:value-type="float" office:value="0.57237">
                <text:p>0.57237</text:p>
                <draw:g>
                  <svg:desc>full_half_co.K3:full_half_co.K5</svg:desc>
                </draw:g>
              </table:table-cell>
              <table:table-cell office:value-type="float" office:value="0.57274">
                <text:p>0.57274</text:p>
                <draw:g>
                  <svg:desc>full_half_co.L3:full_half_co.L5</svg:desc>
                </draw:g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39033">
                <text:p>0.39033</text:p>
              </table:table-cell>
              <table:table-cell office:value-type="float" office:value="0.43521">
                <text:p>0.43521</text:p>
              </table:table-cell>
              <table:table-cell office:value-type="float" office:value="0.39048">
                <text:p>0.39048</text:p>
              </table:table-cell>
              <table:table-cell office:value-type="float" office:value="0.61606">
                <text:p>0.61606</text:p>
              </table:table-cell>
              <table:table-cell office:value-type="float" office:value="0.39048">
                <text:p>0.39048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6485">
                <text:p>0.6485</text:p>
              </table:table-cell>
              <table:table-cell office:value-type="float" office:value="0.57274">
                <text:p>0.57274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39033">
                <text:p>0.39033</text:p>
              </table:table-cell>
              <table:table-cell office:value-type="float" office:value="0.402">
                <text:p>0.402</text:p>
              </table:table-cell>
              <table:table-cell office:value-type="float" office:value="0.39048">
                <text:p>0.39048</text:p>
              </table:table-cell>
              <table:table-cell office:value-type="float" office:value="0.39984">
                <text:p>0.39984</text:p>
              </table:table-cell>
              <table:table-cell office:value-type="float" office:value="0.39048">
                <text:p>0.39048</text:p>
              </table:table-cell>
              <table:table-cell office:value-type="float" office:value="0.57249">
                <text:p>0.57249</text:p>
              </table:table-cell>
              <table:table-cell office:value-type="float" office:value="0.57274">
                <text:p>0.57274</text:p>
              </table:table-cell>
              <table:table-cell office:value-type="float" office:value="0.57274">
                <text:p>0.57274</text:p>
              </table:table-cell>
              <table:table-cell office:value-type="float" office:value="0.56977">
                <text:p>0.56977</text:p>
              </table:table-cell>
              <table:table-cell office:value-type="float" office:value="0.57274">
                <text:p>0.57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6.576cm" svg:height="20.4cm" xlink:href="." xlink:type="simple" chart:class="chart:bar" chart:style-name="ch1">
        <chart:title svg:x="11.017cm" svg:y="0.543cm" chart:style-name="ch2">
          <text:p>Accuracies for Curiosity, full eye and half log</text:p>
        </chart:title>
        <chart:legend chart:legend-position="end" svg:x="28.997cm" svg:y="5.926cm" style:legend-expansion="high" chart:style-name="ch3"/>
        <chart:plot-area chart:style-name="ch4" chart:data-source-has-labels="both" svg:x="0.731cm" svg:y="2.17cm" svg:width="27.535cm" svg:height="17.822cm">
          <chart:coordinate-region svg:x="1.723cm" svg:y="2.462cm" svg:width="26.543cm" svg:height="16.698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series chart:style-name="ch14" chart:values-cell-range-address="local-table.$H$2:.$H$4" chart:label-cell-address="local-table.$H$1" chart:class="chart:bar">
            <chart:data-point chart:repeated="3"/>
          </chart:series>
          <chart:series chart:style-name="ch15" chart:values-cell-range-address="local-table.$I$2:.$I$4" chart:label-cell-address="local-table.$I$1" chart:class="chart:bar">
            <chart:data-point chart:repeated="3"/>
          </chart:series>
          <chart:series chart:style-name="ch16" chart:values-cell-range-address="local-table.$J$2:.$J$4" chart:label-cell-address="local-table.$J$1" chart:class="chart:bar">
            <chart:data-point chart:repeated="3"/>
          </chart:series>
          <chart:series chart:style-name="ch17" chart:values-cell-range-address="local-table.$K$2:.$K$4" chart:label-cell-address="local-table.$K$1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 = 3 Baseline</text:p>
                <text:list>
                  <text:list-item>
                    <text:p>Threshold = 3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  <table:table-cell office:value-type="string">
                <text:p>Threshold = 4 Baseline</text:p>
                <text:list>
                  <text:list-item>
                    <text:p>Threshold = 4</text:p>
                  </text:list-item>
                  <text:list-item>
                    <text:p>Baseline</text:p>
                  </text:list-item>
                </text:list>
              </table:table-cell>
              <table:table-cell office:value-type="string">
                <text:p>SVM</text:p>
                <text:list>
                  <text:list-item>
                    <text:p/>
                  </text:list-item>
                  <text:list-item>
                    <text:p>SVM</text:p>
                  </text:list-item>
                </text:list>
              </table:table-cell>
              <table:table-cell office:value-type="string">
                <text:p>LR</text:p>
                <text:list>
                  <text:list-item>
                    <text:p/>
                  </text:list-item>
                  <text:list-item>
                    <text:p>LR</text:p>
                  </text:list-item>
                </text:list>
              </table:table-cell>
              <table:table-cell office:value-type="string">
                <text:p>RF</text:p>
                <text:list>
                  <text:list-item>
                    <text:p/>
                  </text:list-item>
                  <text:list-item>
                    <text:p>RF</text:p>
                  </text:list-item>
                </text:list>
              </table:table-cell>
              <table:table-cell office:value-type="string">
                <text:p>NN</text:p>
                <text:list>
                  <text:list-item>
                    <text:p/>
                  </text:list-item>
                  <text:list-item>
                    <text:p>N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Accuracy Eye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2237">
                <text:p>0.62237</text:p>
              </table:table-cell>
              <table:table-cell office:value-type="float" office:value="0.6045">
                <text:p>0.6045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64239">
                <text:p>0.64239</text:p>
              </table:table-cell>
              <table:table-cell office:value-type="float" office:value="0.63485">
                <text:p>0.63485</text:p>
              </table:table-cell>
            </table:table-row>
            <table:table-row>
              <table:table-cell office:value-type="string">
                <text:p>Accuracy Log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7153">
                <text:p>0.7153</text:p>
              </table:table-cell>
              <table:table-cell office:value-type="float" office:value="0.62087">
                <text:p>0.62087</text:p>
              </table:table-cell>
              <table:table-cell office:value-type="float" office:value="0.64684">
                <text:p>0.64684</text:p>
              </table:table-cell>
              <table:table-cell office:value-type="float" office:value="0.64721">
                <text:p>0.64721</text:p>
              </table:table-cell>
              <table:table-cell office:value-type="float" office:value="0.64683">
                <text:p>0.64683</text:p>
              </table:table-cell>
              <table:table-cell office:value-type="float" office:value="0.78599">
                <text:p>0.78599</text:p>
              </table:table-cell>
              <table:table-cell office:value-type="float" office:value="0.64683">
                <text:p>0.64683</text:p>
              </table:table-cell>
            </table:table-row>
            <table:table-row>
              <table:table-cell office:value-type="string">
                <text:p>Accuracy Both</text:p>
              </table:table-cell>
              <table:table-cell office:value-type="float" office:value="0.62081">
                <text:p>0.62081</text:p>
              </table:table-cell>
              <table:table-cell office:value-type="float" office:value="0.62087">
                <text:p>0.62087</text:p>
              </table:table-cell>
              <table:table-cell office:value-type="float" office:value="0.62087">
                <text:p>0.62087</text:p>
              </table:table-cell>
              <table:table-cell office:value-type="float" office:value="0.6194">
                <text:p>0.6194</text:p>
              </table:table-cell>
              <table:table-cell office:value-type="float" office:value="0.60674">
                <text:p>0.60674</text:p>
              </table:table-cell>
              <table:table-cell office:value-type="float" office:value="0.64684">
                <text:p>0.64684</text:p>
              </table:table-cell>
              <table:table-cell office:value-type="float" office:value="0.64683">
                <text:p>0.64683</text:p>
              </table:table-cell>
              <table:table-cell office:value-type="float" office:value="0.64683">
                <text:p>0.64683</text:p>
              </table:table-cell>
              <table:table-cell office:value-type="float" office:value="0.64499">
                <text:p>0.64499</text:p>
              </table:table-cell>
              <table:table-cell office:value-type="float" office:value="0.63637">
                <text:p>0.636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